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entityPredicat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Predicate.getInstance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dentityPredicate.evaluat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dentityPredicate.IdentityPredicat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